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7cb83" officeooo:paragraph-rsid="0017cb83"/>
    </style:style>
    <style:style style:name="P2" style:family="paragraph" style:parent-style-name="Standard">
      <style:text-properties style:text-underline-style="solid" style:text-underline-width="auto" style:text-underline-color="font-color" fo:font-weight="bold" officeooo:rsid="0017cb83" officeooo:paragraph-rsid="0017cb83" style:font-weight-asian="bold" style:font-weight-complex="bold"/>
    </style:style>
    <style:style style:name="P3" style:family="paragraph" style:parent-style-name="Standard">
      <style:text-properties style:text-underline-style="solid" style:text-underline-width="auto" style:text-underline-color="font-color" officeooo:rsid="0017cb83" officeooo:paragraph-rsid="0017cb83"/>
    </style:style>
    <style:style style:name="P4" style:family="paragraph" style:parent-style-name="Standard">
      <style:text-properties style:text-underline-style="solid" style:text-underline-width="auto" style:text-underline-color="font-color" fo:font-weight="normal" officeooo:rsid="001e8813" officeooo:paragraph-rsid="001e8813" style:font-weight-asian="normal" style:font-weight-complex="normal"/>
    </style:style>
    <style:style style:name="P5" style:family="paragraph" style:parent-style-name="Standard">
      <style:text-properties style:text-underline-style="none" officeooo:rsid="0017cb83" officeooo:paragraph-rsid="0017cb83"/>
    </style:style>
    <style:style style:name="P6" style:family="paragraph" style:parent-style-name="Standard">
      <style:text-properties style:text-underline-style="none" fo:font-weight="normal" officeooo:rsid="0017cb83" officeooo:paragraph-rsid="0017cb83" style:font-weight-asian="normal" style:font-weight-complex="normal"/>
    </style:style>
    <style:style style:name="P7" style:family="paragraph" style:parent-style-name="Standard">
      <style:text-properties style:text-underline-style="none" fo:font-weight="normal" officeooo:rsid="0017cb83" officeooo:paragraph-rsid="0019b4ed" style:font-weight-asian="normal" style:font-weight-complex="normal"/>
    </style:style>
    <style:style style:name="P8" style:family="paragraph" style:parent-style-name="Standard">
      <style:text-properties style:text-underline-style="none" fo:font-weight="normal" officeooo:rsid="0017cb83" officeooo:paragraph-rsid="001c693b" style:font-weight-asian="normal" style:font-weight-complex="normal"/>
    </style:style>
    <style:style style:name="P9" style:family="paragraph" style:parent-style-name="Standard">
      <style:text-properties style:text-underline-style="none" fo:font-weight="normal" officeooo:rsid="0017cb83" officeooo:paragraph-rsid="001e8813" style:font-weight-asian="normal" style:font-weight-complex="normal"/>
    </style:style>
    <style:style style:name="P10" style:family="paragraph" style:parent-style-name="Standard">
      <style:text-properties style:text-underline-style="none" fo:font-weight="normal" officeooo:rsid="0017cb83" officeooo:paragraph-rsid="001fa2ad" style:font-weight-asian="normal" style:font-weight-complex="normal"/>
    </style:style>
    <style:style style:name="P11" style:family="paragraph" style:parent-style-name="Standard">
      <style:text-properties style:text-underline-style="none" fo:font-weight="normal" officeooo:rsid="001c693b" officeooo:paragraph-rsid="001c693b" style:font-weight-asian="normal" style:font-weight-complex="normal"/>
    </style:style>
    <style:style style:name="T1" style:family="text">
      <style:text-properties fo:font-variant="normal" fo:text-transform="none" fo:color="#202122" fo:letter-spacing="normal"/>
    </style:style>
    <style:style style:name="T2" style:family="text">
      <style:text-properties fo:font-variant="normal" fo:text-transform="none" fo:color="#202122" fo:letter-spacing="normal" style:text-underline-style="none"/>
    </style:style>
    <style:style style:name="T3" style:family="text">
      <style:text-properties officeooo:rsid="00189c42"/>
    </style:style>
    <style:style style:name="T4" style:family="text">
      <style:text-properties officeooo:rsid="0019b4ed"/>
    </style:style>
    <style:style style:name="T5" style:family="text">
      <style:text-properties officeooo:rsid="001c69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de:</text:p>
      <text:p text:style-name="P1"/>
      <text:p text:style-name="P1">class Main {</text:p>
      <text:p text:style-name="P1"><text:s text:c="2"/>// Creating the maxValue method</text:p>
      <text:p text:style-name="P1"><text:s text:c="6"/>public static int maxValue(int[] arr<text:span text:style-name="T5">ay</text:span>) {</text:p>
      <text:p text:style-name="P1"><text:s text:c="8"/>int max = arr<text:span text:style-name="T5">ay</text:span>[0];</text:p>
      <text:p text:style-name="P1"><text:s text:c="8"/>for (int i = 1; i &lt; arr<text:span text:style-name="T5">ay</text:span>.length; i++) {</text:p>
      <text:p text:style-name="P1"><text:s text:c="12"/>if (arr<text:span text:style-name="T5">ay</text:span>[i] &gt; max) {</text:p>
      <text:p text:style-name="P1"><text:s text:c="16"/>max = arr<text:span text:style-name="T5">ay</text:span>[i];</text:p>
      <text:p text:style-name="P1"><text:s text:c="12"/>}</text:p>
      <text:p text:style-name="P1"><text:s text:c="8"/>}</text:p>
      <text:p text:style-name="P1"><text:s text:c="8"/>return max;</text:p>
      <text:p text:style-name="P1"><text:s text:c="4"/>}</text:p>
      <text:p text:style-name="P1"><text:s text:c="2"/>// Creating the minValue method</text:p>
      <text:p text:style-name="P1"><text:s text:c="6"/>public static int minValue(int[] arr<text:span text:style-name="T5">ay</text:span>) {</text:p>
      <text:p text:style-name="P1"><text:s text:c="8"/>int min = arr<text:span text:style-name="T5">ay</text:span>[0];</text:p>
      <text:p text:style-name="P1"><text:s text:c="8"/>for (int i = 1; i &lt; arr<text:span text:style-name="T5">ay</text:span>.length; i++) {</text:p>
      <text:p text:style-name="P1"><text:s text:c="12"/>if (arr<text:span text:style-name="T5">ay</text:span>[i] &lt; min) {</text:p>
      <text:p text:style-name="P1"><text:s text:c="16"/>min = arr<text:span text:style-name="T5">ay</text:span>[i];</text:p>
      <text:p text:style-name="P1"><text:s text:c="12"/>}</text:p>
      <text:p text:style-name="P1"><text:s text:c="8"/>}</text:p>
      <text:p text:style-name="P1"><text:s text:c="8"/>return <text:span text:style-name="T4">min</text:span>;</text:p>
      <text:p text:style-name="P1"><text:s text:c="4"/>}</text:p>
      <text:p text:style-name="P1"><text:s text:c="2"/>// Calling the methods</text:p>
      <text:p text:style-name="P1"><text:s text:c="4"/>public static void main( String args[] ) {</text:p>
      <text:p text:style-name="P1"><text:s text:c="8"/>int myArray [] = {11, 22, 33, 44};</text:p>
      <text:p text:style-name="P1"><text:s text:c="8"/>System.out.println("This array contains " + myArray.length + " numbers.");</text:p>
      <text:p text:style-name="P1"><text:s text:c="8"/>System.out.println("This values stored in this array are: " + myArray[0] + " " + myArray[1] + " " + myArray[2] + " " + myArray[3]);</text:p>
      <text:p text:style-name="P1"><text:s text:c="8"/>System.out.println( "The largest value in this array is: "+maxValue(myArray));</text:p>
      <text:p text:style-name="P1"><text:s text:c="8"/>System.out.println( "The smallest value in this array is: "+minValue(myArray));</text:p>
      <text:p text:style-name="P1"><text:s text:c="4"/>}</text:p>
      <text:p text:style-name="P1">}</text:p>
      <text:p text:style-name="P1"/>
      <text:p text:style-name="P3">Output:</text:p>
      <text:p text:style-name="P3"/>
      <text:p text:style-name="P5">This array contains 4 numbers.</text:p>
      <text:p text:style-name="P5">This values stored in this array are: 11 22 33 44</text:p>
      <text:p text:style-name="P5">The largest value in this array is: 44</text:p>
      <text:p text:style-name="P5">The smallest value in this array is: 11</text:p>
      <text:p text:style-name="P5"/>
      <text:p text:style-name="P2">Explanation:</text:p>
      <text:p text:style-name="P2"/>
      <text:p text:style-name="P4"><text:span text:style-name="T1">Note:</text:span><text:span text:style-name="T2"> Remember – the 'i' in 'array[i]' is the current position in the array. 'array[2]' would be equal to '33'.</text:span></text:p>
      <text:p text:style-name="P6"><text:span text:style-name="T1"/></text:p>
      <text:p text:style-name="P6"><text:span text:style-name="T1">–</text:span> <text:span text:style-name="T3">Line #3 creates the method 'maxValue'. It also creates the array 'array' which will contain int values.</text:span></text:p>
      <text:p text:style-name="P7"><text:span text:style-name="T1">–</text:span> <text:span text:style-name="T3">Line #4 defines the variable 'max' as an int, and sets its value to 'array[0]' (the first position in the array).</text:span></text:p>
      <text:p text:style-name="P8"><text:span text:style-name="T1">–</text:span> <text:span text:style-name="T3">Line #5 is a for statement. It works its way through the length of the array, by checking if the variable 'i' is less than the length of the array. If it is, the value of 'i' is increased by 1:</text:span></text:p>
      <text:p text:style-name="P8"><text:soft-page-break/></text:p>
      <text:p text:style-name="P11">1) <text:s/>The expression for initialization (int i = 0) defines the variable 'i' as an int, and sets its value to 0.</text:p>
      <text:p text:style-name="P11"/>
      <text:p text:style-name="P11">2) The expression for testing (i &lt; array.length) checks to see if the variable 'i' <text:s/>is smaller than the length of the array.</text:p>
      <text:p text:style-name="P11"/>
      <text:p text:style-name="P11">3) The expression for updating (i++) increases the value of 'I' by 1.</text:p>
      <text:p text:style-name="P11"/>
      <text:p text:style-name="P9"><text:span text:style-name="T1">–</text:span> <text:span text:style-name="T3">Line #6 is within the for statement. If it triggers, it checks if the value of 'i' is larger than the current value. If it is, line #7 sets the value of the variable 'max' to the current position in the array.</text:span></text:p>
      <text:p text:style-name="P9"><text:span text:style-name="T1">–</text:span> <text:span text:style-name="T3">Line #10 returns the variable 'max'.</text:span></text:p>
      <text:p text:style-name="P9"/>
      <text:p text:style-name="P10"><text:span text:style-name="T1">–</text:span> <text:span text:style-name="T3">Line #24 creates the array 'myArray' with the int values 11, 22, 33 and 44.</text:span></text:p>
      <text:p text:style-name="P10"><text:span text:style-name="T1">–</text:span> <text:span text:style-name="T3">Line #25 prints the length of the array.</text:span></text:p>
      <text:p text:style-name="P10"><text:span text:style-name="T1">–</text:span> <text:span text:style-name="T3">Line #26 prints the values in the array.</text:span></text:p>
      <text:p text:style-name="P10"><text:span text:style-name="T1">–</text:span> <text:span text:style-name="T3">Line #27 calls the 'maxValue' method and applies it to the array.</text:span></text:p>
      <text:p text:style-name="P10"><text:span text:style-name="T1">–</text:span> <text:span text:style-name="T3">Line #28 calls the 'minValue' method and applies it to the arr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9M52S</meta:editing-duration>
    <meta:editing-cycles>10</meta:editing-cycles>
    <meta:generator>LibreOffice/5.0.4.2$Windows_x86 LibreOffice_project/2b9802c1994aa0b7dc6079e128979269cf95bc78</meta:generator>
    <dc:date>2022-06-16T13:28:02.241000000</dc:date>
    <meta:document-statistic meta:table-count="0" meta:image-count="0" meta:object-count="0" meta:page-count="2" meta:paragraph-count="51" meta:word-count="447" meta:character-count="2607" meta:non-whitespace-character-count="1980"/>
    <meta:user-defined meta:name="Info 1"/>
    <meta:user-defined meta:name="Info 2"/>
    <meta:user-defined meta:name="Info 3"/>
    <meta:user-defined meta:name="Info 4"/>
  </office:meta>
</office:document-meta>
</file>